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6">
      <style:text-properties style:text-underline-style="solid" style:text-underline-width="auto" style:text-underline-color="font-color" fo:font-weight="bold" officeooo:rsid="0003c7c4" officeooo:paragraph-rsid="0003c7c4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3c7c4" officeooo:paragraph-rsid="0003c7c4" style:font-weight-asian="bold" style:font-weight-complex="bold"/>
    </style:style>
    <style:style style:name="T1" style:family="text">
      <style:text-properties officeooo:rsid="0003c7c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Q1: Explain how AI-driven code generation tools (e.g., GitHub Copilot) reduce development time. What are their limitations?</text:span></text:h>
      <text:p text:style-name="Text_20_body"><text:span text:style-name="Strong_20_Emphasis">AI-driven code generation tools</text:span>, like GitHub Copilot, reduce development time by:</text:p>
      <text:list text:style-name="L1">
        <text:list-item>
          <text:p text:style-name="P1"><text:span text:style-name="Strong_20_Emphasis">Auto-suggesting code</text:span>: They predict and generate lines or blocks of code based on the context, reducing the need to write boilerplate or repetitive code manually.</text:p>
        </text:list-item>
        <text:list-item>
          <text:p text:style-name="P1"><text:span text:style-name="Strong_20_Emphasis">Speeding up prototyping</text:span>: Developers can build MVPs or test ideas quickly with AI assistance.</text:p>
        </text:list-item>
        <text:list-item>
          <text:p text:style-name="P1"><text:span text:style-name="Strong_20_Emphasis">Reducing context switching</text:span>: Developers spend less time searching for syntax or documentation.</text:p>
        </text:list-item>
        <text:list-item>
          <text:p text:style-name="P1"><text:span text:style-name="Strong_20_Emphasis">Learning support</text:span>: They help junior developers by suggesting best practices or standard patterns.</text:p>
        </text:list-item>
      </text:list>
      <text:p text:style-name="Text_20_body"><text:span text:style-name="Strong_20_Emphasis">Limitations include</text:span>:</text:p>
      <text:list text:style-name="L2">
        <text:list-item>
          <text:p text:style-name="P2"><text:span text:style-name="Strong_20_Emphasis">Code correctness</text:span>: Suggestions may be syntactically valid but logically incorrect or insecure.</text:p>
        </text:list-item>
        <text:list-item>
          <text:p text:style-name="P2"><text:span text:style-name="Strong_20_Emphasis">Lack of context awareness</text:span>: Tools may not fully understand the broader architecture or business logic.</text:p>
        </text:list-item>
        <text:list-item>
          <text:p text:style-name="P2"><text:span text:style-name="Strong_20_Emphasis">Over-reliance</text:span>: Can lead to reduced understanding and learning for developers.</text:p>
        </text:list-item>
        <text:list-item>
          <text:p text:style-name="P2"><text:span text:style-name="Strong_20_Emphasis">Bias in training data</text:span>: AI might reproduce biased, deprecated, or insecure code patterns seen in public repositories.</text:p>
        </text:list-item>
      </text:list>
      <text:p text:style-name="Horizontal_20_Line"/>
      <text:h text:style-name="Heading_20_3" text:outline-level="3"><text:span text:style-name="Strong_20_Emphasis">Q2: Compare supervised and unsupervised learning in the context of automated bug detection.</text:span></text:h>
      <text:list text:style-name="L3">
        <text:list-item>
          <text:p text:style-name="P3"><text:span text:style-name="Strong_20_Emphasis">Supervised Learning</text:span>:</text:p>
          <text:list>
            <text:list-item>
              <text:p text:style-name="P3">Uses <text:span text:style-name="Strong_20_Emphasis">labeled data</text:span> (e.g., code snippets labeled as "buggy" or "clean").</text:p>
            </text:list-item>
            <text:list-item>
              <text:p text:style-name="P3"><text:span text:style-name="Strong_20_Emphasis">Trains a model</text:span> to classify or predict bugs based on historical examples.</text:p>
            </text:list-item>
            <text:list-item>
              <text:p text:style-name="P3"><text:span text:style-name="Strong_20_Emphasis">Pros</text:span>: High accuracy if quality labeled data is available.</text:p>
            </text:list-item>
            <text:list-item>
              <text:p text:style-name="P3"><text:span text:style-name="Strong_20_Emphasis">Cons</text:span>: Requires large, curated datasets, which are costly to create.</text:p>
            </text:list-item>
          </text:list>
        </text:list-item>
        <text:list-item>
          <text:p text:style-name="P3"><text:span text:style-name="Strong_20_Emphasis">Unsupervised Learning</text:span>:</text:p>
          <text:list>
            <text:list-item>
              <text:p text:style-name="P3">Uses <text:span text:style-name="Strong_20_Emphasis">unlabeled data</text:span> to detect <text:span text:style-name="Strong_20_Emphasis">anomalies</text:span> or patterns (e.g., unusual code behavior).</text:p>
            </text:list-item>
            <text:list-item>
              <text:p text:style-name="P3">Can identify <text:span text:style-name="Strong_20_Emphasis">unknown types of bugs</text:span> by detecting deviations from normal code.</text:p>
            </text:list-item>
            <text:list-item>
              <text:p text:style-name="P3"><text:span text:style-name="Strong_20_Emphasis">Pros</text:span>: No need for labeled data; good for novel bug discovery.</text:p>
            </text:list-item>
            <text:list-item>
              <text:p text:style-name="P3"><text:span text:style-name="Strong_20_Emphasis">Cons</text:span>: May produce false positives; less interpretable than supervised method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Q3: Why is bias mitigation critical when using AI for user experience personalization?</text:span></text:h>
      <text:p text:style-name="Text_20_body">Bias mitigation is critical because:</text:p>
      <text:list text:style-name="L4">
        <text:list-item>
          <text:p text:style-name="P4"><text:span text:style-name="Strong_20_Emphasis">Fairness</text:span>: AI personalization can unintentionally reinforce stereotypes or exclude certain user groups, leading to unfair or discriminatory experiences.</text:p>
        </text:list-item>
        <text:list-item>
          <text:p text:style-name="P4"><text:span text:style-name="Strong_20_Emphasis">User trust</text:span>: Biased systems may deliver irrelevant or offensive content, eroding trust in the product.</text:p>
        </text:list-item>
        <text:list-item>
          <text:p text:style-name="P4"><text:span text:style-name="Strong_20_Emphasis">Compliance</text:span>: Many regions require algorithms to be <text:span text:style-name="Strong_20_Emphasis">non-discriminatory</text:span> (e.g., GDPR, EEOC).</text:p>
        </text:list-item>
        <text:list-item>
          <text:p text:style-name="P4"><text:span text:style-name="Strong_20_Emphasis">Business impact</text:span>: Biased personalization may alienate users, reduce engagement, and harm brand reputation.</text:p>
        </text:list-item>
        <text:list-item>
          <text:p text:style-name="P4"><text:span text:style-name="Strong_20_Emphasis">Ethical responsibility</text:span>: AI should respect diversity and inclusivity, especially in personalized content, recommendations, and interfaces.</text:p>
        </text:list-item>
      </text:list>
      <text:p text:style-name="Standard"/>
      <text:p text:style-name="Standard"/>
      <text:p text:style-name="Standard"/>
      <text:p text:style-name="Text_20_body"><text:span text:style-name="Strong_20_Emphasis">AIOps (Artificial Intelligence for IT Operations)</text:span> enhances software deployment efficiency by automating key tasks across the deployment pipeline, boosting speed, reliability, and reducing human intervention. Here are <text:span text:style-name="Strong_20_Emphasis">two impactful examples</text:span>:</text:p>
      <text:p text:style-name="Horizontal_20_Line"/>
      <text:h text:style-name="Heading_20_3" text:outline-level="3"><text:s/>Example 1: Predictive CI/CD &amp; Failure Prevention</text:h>
      <text:list text:style-name="L5">
        <text:list-item>
          <text:p text:style-name="P5"><text:span text:style-name="Strong_20_Emphasis">Smart build and test optimization</text:span>: AI analyzes historical CI/CD data—build times, failure causes, test coverage—and predicts high-risk changes before they break builds. Tools like Harness or Jenkins with AI plugins can <text:span text:style-name="Strong_20_Emphasis">skip unnecessary tests and prioritize critical ones</text:span>, reducing build durations by <text:span text:style-name="Strong_20_Emphasis">up to 30%</text:span> </text:p>
        </text:list-item>
        <text:list-item>
          <text:p text:style-name="P5"><text:span text:style-name="Strong_20_Emphasis">Canary and rollback automation</text:span>: Platforms like Spinnaker use AI to manage phased rollouts (“canary deployments”) and automatically trigger rollbacks upon detecting anomalies. Netflix applies this to minimize downtime and deployment failures </text:p>
        </text:list-item>
      </text:list>
      <text:p text:style-name="Horizontal_20_Line"/>
      <text:h text:style-name="Heading_20_3" text:outline-level="3">Example 2: Autonomous Monitoring &amp; Self-Healing</text:h>
      <text:list text:style-name="L6">
        <text:list-item>
          <text:p text:style-name="P6"><text:span text:style-name="Strong_20_Emphasis">Real-time anomaly detection</text:span>: AI-driven monitoring in tools like Datadog, New Relic, and Azure Application Insights quickly spots performance anomalies (e.g., CPU spikes, memory leaks), proactively alerting or triggering remediation</text:p>
        </text:list-item>
        <text:list-item>
          <text:p text:style-name="P6"><text:span text:style-name="Strong_20_Emphasis">Self-healing infrastructure</text:span>: Once an issue is detected, AI can automatically spin up additional containers, reroute traffic, or restart failed services. This capability cuts incident response times by <text:span text:style-name="Strong_20_Emphasis">approximately 40%</text:span>, as seen with Google and other major tech firms</text:p>
        </text:list-item>
        <text:list-item>
          <text:p text:style-name="P7">AI Suggested code</text:p>
        </text:list-item>
      </text:list>
      <text:p text:style-name="Text_20_body">def sort_dict_list_by_key(data, key):</text:p>
      <text:p text:style-name="Text_20_body"><text:soft-page-break/><text:s text:c="4"/>return sorted(data, key=lambda x: x.get(key))</text:p>
      <text:p text:style-name="Text_20_body"/>
      <text:p text:style-name="P8">Manual Implementation</text:p>
      <text:p text:style-name="Standard">def sort_dict_list_by_key_manual(data, key):</text:p>
      <text:p text:style-name="Standard"><text:s text:c="4"/>sorted_list = []</text:p>
      <text:p text:style-name="Standard"><text:s text:c="4"/>for item in data:</text:p>
      <text:p text:style-name="Standard"><text:s text:c="8"/>inserted = False</text:p>
      <text:p text:style-name="Standard"><text:s text:c="8"/>for i in range(len(sorted_list)):</text:p>
      <text:p text:style-name="Standard"><text:s text:c="12"/>if item[key] &lt; sorted_list[i][key]:</text:p>
      <text:p text:style-name="Standard"><text:s text:c="16"/>sorted_list.insert(i, item)</text:p>
      <text:p text:style-name="Standard"><text:s text:c="16"/>inserted = True</text:p>
      <text:p text:style-name="Standard"><text:s text:c="16"/>break</text:p>
      <text:p text:style-name="Standard"><text:s text:c="8"/>if not inserted:</text:p>
      <text:p text:style-name="Standard"><text:s text:c="12"/>sorted_list.append(item)</text:p>
      <text:p text:style-name="Standard"><text:s text:c="4"/>return sorted_list</text:p>
      <text:p text:style-name="Standard"/>
      <text:h text:style-name="Heading_20_3" text:outline-level="3"><text:s/><text:span text:style-name="Strong_20_Emphasis">Analysi</text:span><text:span text:style-name="Strong_20_Emphasis"><text:span text:style-name="T1">s</text:span></text:span></text:h>
      <text:p text:style-name="Text_20_body">GitHub Copilot's suggestion is concise and leverages Python’s built-in <text:span text:style-name="Source_20_Text">sorted()</text:span> function with a <text:span text:style-name="Source_20_Text">lambda</text:span> for key extraction. This approach is efficient, readable, and aligns with Pythonic best practices. It runs in <text:span text:style-name="Strong_20_Emphasis">O(n log n)</text:span> time due to the built-in Timsort algorithm, which is highly optimized for real-world data patterns.</text:p>
      <text:p text:style-name="Text_20_body">In contrast, the manual implementation simulates an insertion sort: it iteratively inserts each dictionary into the correct position in a new list. While it demonstrates algorithmic understanding, it operates in <text:span text:style-name="Strong_20_Emphasis">O(n²)</text:span> time complexity, making it inefficient for larger datasets. The code is also more verbose and harder to maintain.</text:p>
      <text:p text:style-name="Text_20_body"><text:span text:style-name="Strong_20_Emphasis">Conclusion</text:span>: The AI-generated code is more efficient, both in terms of <text:span text:style-name="Strong_20_Emphasis">runtime performance</text:span> and <text:span text:style-name="Strong_20_Emphasis">code clarity</text:span>. It also demonstrates how AI code completion tools can suggest production-ready solutions that follow Python idioms, allowing developers to save time and reduce bug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2:30:52.917012761</meta:creation-date>
    <dc:date>2025-07-02T12:49:28.167772015</dc:date>
    <meta:editing-duration>PT7M52S</meta:editing-duration>
    <meta:editing-cycles>1</meta:editing-cycles>
    <meta:document-statistic meta:table-count="0" meta:image-count="0" meta:object-count="0" meta:page-count="3" meta:paragraph-count="56" meta:word-count="745" meta:character-count="5299" meta:non-whitespace-character-count="4526"/>
    <meta:generator>LibreOffice/25.2.3.2$Linux_X86_64 LibreOffice_project/520$Build-2</meta:generator>
  </office:meta>
</office:document-meta>
</file>